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569in" fo:margin-left="0.016in" fo:margin-right="3.4521in" table:align="margins"/>
    </style:style>
    <style:style style:name="Table1.A" style:family="table-column">
      <style:table-column-properties style:column-width="0.7007in" style:rel-column-width="1009*"/>
    </style:style>
    <style:style style:name="Table1.B" style:family="table-column">
      <style:table-column-properties style:column-width="0.7in" style:rel-column-width="1008*"/>
    </style:style>
    <style:style style:name="Table1.C" style:family="table-column">
      <style:table-column-properties style:column-width="1.2299in" style:rel-column-width="1771*"/>
    </style:style>
    <style:style style:name="Table1.D" style:family="table-column">
      <style:table-column-properties style:column-width="0.8264in" style:rel-column-width="1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6" style:family="table-row">
      <style:table-row-properties style:min-row-height="0.2813in"/>
    </style:style>
    <style:style style:name="P1" style:family="paragraph" style:parent-style-name="Table_20_Contents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miosmosis – Process in which a H<text:span text:style-name="T1">+</text:span><text:span text:style-name="T2"> concentrated gradient powers ATP synthase to make ATP</text:span></text:p>
      <text:p text:style-name="Standard"><text:span text:style-name="T2">Glycolysis – The breaking apart of glucose</text:span></text:p>
      <text:p text:style-name="Standard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><text:span text:style-name="T1">#</text:span>NADH</text:p>
            </table:table-cell>
            <table:table-cell table:style-name="Table1.A1" office:value-type="string">
              <text:p text:style-name="Table_20_Contents"><text:span text:style-name="T1">#</text:span>FADH<text:span text:style-name="T3">2</text:span></text:p>
            </table:table-cell>
            <table:table-cell table:style-name="Table1.A1" office:value-type="string">
              <text:p text:style-name="Table_20_Contents">Reaction</text:p>
            </table:table-cell>
            <table:table-cell table:style-name="Table1.D1" office:value-type="string">
              <text:p text:style-name="Table_20_Contents"><text:span text:style-name="T1">#</text:span>ATP</text:p>
            </table:table-cell>
          </table:table-row>
        </table:table-header-rows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C2" office:value-type="string">
            <text:p text:style-name="Table_20_Contents">Glycolysis</text:p>
          </table:table-cell>
          <table:table-cell table:style-name="Table1.D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0">
            <text:p text:style-name="Table_20_Contents">0</text:p>
          </table:table-cell>
          <table:table-cell table:style-name="Table1.C2" office:value-type="string">
            <text:p text:style-name="Table_20_Contents">Link</text:p>
          </table:table-cell>
          <table:table-cell table:style-name="Table1.D2" office:value-type="float" office:value="0">
            <text:p text:style-name="Table_20_Contents">0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Citric A.C.</text:p>
          </table:table-cell>
          <table:table-cell table:style-name="Table1.D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Electr. Tr. Phosporylation</text:p>
          </table:table-cell>
          <table:table-cell table:style-name="Table1.D2" office:value-type="float" office:value="28">
            <text:p text:style-name="Table_20_Contents">28</text:p>
          </table:table-cell>
        </table:table-row>
        <table:table-row table:style-name="Table1.6">
          <table:table-cell table:style-name="Table1.C2" office:value-type="string">
            <text:p text:style-name="Table_20_Contents">Total</text:p>
          </table:table-cell>
          <table:table-cell table:style-name="Table1.C2" office:value-type="string">
            <text:p text:style-name="P1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float" office:value="32">
            <text:p text:style-name="Table_20_Contents">32</text:p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06T13:05:25.58</meta:creation-date>
    <dc:date>2017-11-06T14:11:33.29</dc:date>
    <dc:creator>Timothy Cayer</dc:creator>
    <meta:editing-duration>PT50M52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24" meta:word-count="47" meta:character-count="227"/>
  </office:meta>
</office:document-meta>
</file>